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1c3678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8" style:family="text">
      <style:text-properties fo:font-variant="normal" fo:text-transform="none" fo:color="#1c3678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3.879cm" svg:height="4.623cm" svg:x="1.992cm" svg:y="3.673cm" presentation:class="title" presentation:user-transformed="true">
          <draw:text-box>
            <text:p text:style-name="P1"><text:span text:style-name="T1">Jak to policzyć? :-)</text:span><text:span text:style-name="T1"><text:line-break/></text:span><text:span text:style-name="T1">… czyli Zadania rekrutacyjne 1.0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Warsztaty z rozwiązywania zadań rekrutacyjnych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1 - rozgrzewka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1 - rozgrzewka</text:span></text:p>
          </draw:text-box>
        </draw:frame>
        <draw:frame draw:name="Google Shape;93;p14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6"><text:span text:style-name="T4">Utwórz funkcję, która zwróci sumę dwóch lub więcej argumentów</text:span></text:p>
          </draw:text-box>
        </draw:frame>
        <presentation:notes draw:style-name="dp2">
          <draw:page-thumbnail draw:name="Google Shape;89;g5e79cee149_0_77:notes" draw:style-name="gr1" draw:layer="layout" svg:width="16.932cm" svg:height="9.524cm" svg:x="1.059cm" svg:y="1.905cm" draw:page-number="2" presentation:class="page"/>
          <draw:frame draw:name="Google Shape;90;g5e79cee149_0_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2 - rozgrzewka" draw:style-name="dp1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2 - rozgrzewka</text:span></text:p>
          </draw:text-box>
        </draw:frame>
        <draw:frame draw:name="Google Shape;99;p15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6"><text:span text:style-name="T4">Utwórz funkcję, która zwróci resztę z dzielenia dwóch liczb.</text:span></text:p>
          </draw:text-box>
        </draw:frame>
        <presentation:notes draw:style-name="dp2">
          <draw:page-thumbnail draw:name="Google Shape;95;g5e79cee149_0_82:notes" draw:style-name="gr1" draw:layer="layout" svg:width="16.932cm" svg:height="9.524cm" svg:x="1.059cm" svg:y="1.905cm" draw:page-number="3" presentation:class="page"/>
          <draw:frame draw:name="Google Shape;96;g5e79cee149_0_8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3 - rozgrzewka" draw:style-name="dp1" draw:master-page-name="TITLE_5f_AND_5f_BODY" presentation:presentation-page-layout-name="AL2T1">
        <draw:frame draw:name="Google Shape;104;p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3 - rozgrzewka</text:span></text:p>
          </draw:text-box>
        </draw:frame>
        <draw:frame draw:name="Google Shape;105;p16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Na swojej farmie masz kurczaki (dwie nogi), krowy (cztery nogi) i świnie (cztery nogi).</text:span></text:p>
            <text:p text:style-name="P9"><text:span text:style-name="T4">Napisz funkcję, która przyjmuje 3 argumenty: ilość kurczaków, ilość krów i ilość świń. Funkcja powinna zwrócić całkowitą sumę nóg na farmie.</text:span></text:p>
          </draw:text-box>
        </draw:frame>
        <presentation:notes draw:style-name="dp2">
          <draw:page-thumbnail draw:name="Google Shape;101;g5e79cee149_0_87:notes" draw:style-name="gr1" draw:layer="layout" svg:width="16.932cm" svg:height="9.524cm" svg:x="1.059cm" svg:y="1.905cm" draw:page-number="4" presentation:class="page"/>
          <draw:frame draw:name="Google Shape;102;g5e79cee149_0_8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4 - rozgrzewka" draw:style-name="dp1" draw:master-page-name="TITLE_5f_AND_5f_BODY" presentation:presentation-page-layout-name="AL2T1">
        <draw:frame draw:name="Google Shape;110;p1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4 - rozgrzewka</text:span></text:p>
          </draw:text-box>
        </draw:frame>
        <draw:frame draw:name="Google Shape;111;p17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6"><text:span text:style-name="T4">Napisz funkcję rekurencyjną, która liczy silnię.</text:span></text:p>
          </draw:text-box>
        </draw:frame>
        <presentation:notes draw:style-name="dp2">
          <draw:page-thumbnail draw:name="Google Shape;107;g5e79cee149_0_92:notes" draw:style-name="gr1" draw:layer="layout" svg:width="16.932cm" svg:height="9.524cm" svg:x="1.059cm" svg:y="1.905cm" draw:page-number="5" presentation:class="page"/>
          <draw:frame draw:name="Google Shape;108;g5e79cee149_0_9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5 - rozgrzewka" draw:style-name="dp1" draw:master-page-name="TITLE_5f_AND_5f_BODY" presentation:presentation-page-layout-name="AL2T1">
        <draw:frame draw:name="Google Shape;116;p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5 - rozgrzewka</text:span></text:p>
          </draw:text-box>
        </draw:frame>
        <draw:frame draw:name="Google Shape;117;p18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Napisz funkcję, która zwraca kod ASCII lub UTF-8 przekazanego znaku.</text:span></text:p>
            <text:p text:style-name="P9"><text:span text:style-name="T4">Przykład: ctoa("A") ➞ 65</text:span></text:p>
          </draw:text-box>
        </draw:frame>
        <presentation:notes draw:style-name="dp2">
          <draw:page-thumbnail draw:name="Google Shape;113;g5e79cee149_0_97:notes" draw:style-name="gr1" draw:layer="layout" svg:width="16.932cm" svg:height="9.524cm" svg:x="1.059cm" svg:y="1.905cm" draw:page-number="6" presentation:class="page"/>
          <draw:frame draw:name="Google Shape;114;g5e79cee149_0_9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6 - rozgrzewka" draw:style-name="dp1" draw:master-page-name="TITLE_5f_AND_5f_BODY" presentation:presentation-page-layout-name="AL2T1">
        <draw:frame draw:name="Google Shape;122;p1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6 - rozgrzewka</text:span></text:p>
          </draw:text-box>
        </draw:frame>
        <draw:frame draw:name="Google Shape;123;p19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Napisz funkcję, która liczy ilość wystąpień danego znaku.</text:span></text:p>
            <text:p text:style-name="P9"><text:span text:style-name="T4">Przykład: numofchar(‘h’, ‘hello’) ➞ 1</text:span></text:p>
          </draw:text-box>
        </draw:frame>
        <presentation:notes draw:style-name="dp2">
          <draw:page-thumbnail draw:name="Google Shape;119;g5e79cee149_0_103:notes" draw:style-name="gr1" draw:layer="layout" svg:width="16.932cm" svg:height="9.524cm" svg:x="1.059cm" svg:y="1.905cm" draw:page-number="7" presentation:class="page"/>
          <draw:frame draw:name="Google Shape;120;g5e79cee149_0_10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7 - rozgrzewka" draw:style-name="dp1" draw:master-page-name="TITLE_5f_AND_5f_BODY" presentation:presentation-page-layout-name="AL2T1">
        <draw:frame draw:name="Google Shape;128;p2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7 - rozgrzewka</text:span></text:p>
          </draw:text-box>
        </draw:frame>
        <draw:frame draw:name="Google Shape;129;p20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Napisz funkcję, która policzy, czy jest możliwe równe podzielenie pokrojonego ciasta pomiędzy osoby w pokoju.</text:span></text:p>
            <text:p text:style-name="P10"><text:span text:style-name="T4">equal_slices(total_slices, no_recipients, slices_each)</text:span></text:p>
            <text:p text:style-name="P9"><text:span text:style-name="T4">Przykład: equal_slices(11, 5, 2) ➞ True</text:span></text:p>
          </draw:text-box>
        </draw:frame>
        <presentation:notes draw:style-name="dp2">
          <draw:page-thumbnail draw:name="Google Shape;125;g5e79cee149_0_108:notes" draw:style-name="gr1" draw:layer="layout" svg:width="16.932cm" svg:height="9.524cm" svg:x="1.059cm" svg:y="1.905cm" draw:page-number="8" presentation:class="page"/>
          <draw:frame draw:name="Google Shape;126;g5e79cee149_0_10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8 - rozgrzewka" draw:style-name="dp1" draw:master-page-name="TITLE_5f_AND_5f_BODY" presentation:presentation-page-layout-name="AL2T1">
        <draw:frame draw:name="Google Shape;134;p2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8 - rozgrzewka</text:span></text:p>
          </draw:text-box>
        </draw:frame>
        <draw:frame draw:name="Google Shape;135;p21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Napisz funkcję, która wykryje, czy słowo jest palindromem.</text:span></text:p>
            <text:p text:style-name="P10"><text:span text:style-name="T4">Przykłady: </text:span><text:span text:style-name="T5"><text:a xlink:href="https://pl.wikipedia.org/wiki/Palindrom#Polski" xlink:type="simple">https://pl.wikipedia.org/wiki/Palindrom#Polski</text:a></text:span></text:p>
            <text:p text:style-name="P9"><text:span text:style-name="T4">is_palindrome('racecar') <text:s/>=== <text:s/>true</text:span></text:p>
          </draw:text-box>
        </draw:frame>
        <presentation:notes draw:style-name="dp2">
          <draw:page-thumbnail draw:name="Google Shape;131;g5e79cee149_0_115:notes" draw:style-name="gr1" draw:layer="layout" svg:width="16.932cm" svg:height="9.524cm" svg:x="1.059cm" svg:y="1.905cm" draw:page-number="9" presentation:class="page"/>
          <draw:frame draw:name="Google Shape;132;g5e79cee149_0_11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9 - rozgrzewka" draw:style-name="dp1" draw:master-page-name="TITLE_5f_AND_5f_BODY" presentation:presentation-page-layout-name="AL2T1">
        <draw:frame draw:name="Google Shape;140;p2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9 - rozgrzewka</text:span></text:p>
          </draw:text-box>
        </draw:frame>
        <draw:frame draw:name="Google Shape;141;p22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FizzBuzz!</text:span></text:p>
            <text:p text:style-name="P10"><text:span text:style-name="T4">Napisz funkcję, która wypisze w konsoli:</text:span></text:p>
            <text:list text:style-name="L5">
              <text:list-item>
                <text:p text:style-name="P10"><text:span text:style-name="T4">Cyfry od 1 do n</text:span></text:p>
              </text:list-item>
              <text:list-item>
                <text:p text:style-name="P8"><text:span text:style-name="T4">“</text:span><text:span text:style-name="T4">Fizz”, jeśli cyfra jest podzielne przez 3</text:span></text:p>
              </text:list-item>
              <text:list-item>
                <text:p text:style-name="P8"><text:span text:style-name="T4">“</text:span><text:span text:style-name="T4">Buzz”, jeśli cyfra jest podzielne przez 5</text:span></text:p>
              </text:list-item>
              <text:list-item>
                <text:p text:style-name="P8"><text:span text:style-name="T4">“</text:span><text:span text:style-name="T4">FizzBuzz”, jeśli cyfra jest podzielne przez 3 i 5</text:span></text:p>
              </text:list-item>
            </text:list>
          </draw:text-box>
        </draw:frame>
        <presentation:notes draw:style-name="dp2">
          <draw:page-thumbnail draw:name="Google Shape;137;g5e79cee149_0_122:notes" draw:style-name="gr1" draw:layer="layout" svg:width="16.932cm" svg:height="9.524cm" svg:x="1.059cm" svg:y="1.905cm" draw:page-number="10" presentation:class="page"/>
          <draw:frame draw:name="Google Shape;138;g5e79cee149_0_12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9 - przykład" draw:style-name="dp1" draw:master-page-name="TITLE_5f_AND_5f_BODY" presentation:presentation-page-layout-name="AL2T1">
        <draw:frame draw:name="Google Shape;146;p2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9 - przykład</text:span></text:p>
          </draw:text-box>
        </draw:frame>
        <draw:frame draw:name="Google Shape;147;p23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6"><text:span text:style-name="T6">fizzBuzz(5)</text:span><text:span text:style-name="T6"><text:line-break/></text:span><text:span text:style-name="T6">1</text:span><text:span text:style-name="T6"><text:line-break/></text:span><text:span text:style-name="T6">2</text:span><text:span text:style-name="T6"><text:line-break/></text:span><text:span text:style-name="T6">fizz</text:span><text:span text:style-name="T6"><text:line-break/></text:span><text:span text:style-name="T6">4</text:span><text:span text:style-name="T6"><text:line-break/></text:span><text:span text:style-name="T6">buzz</text:span></text:p>
          </draw:text-box>
        </draw:frame>
        <presentation:notes draw:style-name="dp2">
          <draw:page-thumbnail draw:name="Google Shape;143;g5e79cee149_0_127:notes" draw:style-name="gr1" draw:layer="layout" svg:width="16.932cm" svg:height="9.524cm" svg:x="1.059cm" svg:y="1.905cm" draw:page-number="11" presentation:class="page"/>
          <draw:frame draw:name="Google Shape;144;g5e79cee149_0_12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9 - przykładowa implementacja" draw:style-name="dp1" draw:master-page-name="TITLE_5f_AND_5f_BODY" presentation:presentation-page-layout-name="AL2T1">
        <draw:frame draw:name="Google Shape;152;p2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9 - przykładowa implementacja</text:span></text:p>
          </draw:text-box>
        </draw:frame>
        <draw:frame draw:name="Google Shape;153;p24" presentation:style-name="pr5" draw:text-style-name="P7" draw:layer="layout" svg:width="21.357cm" svg:height="8.302cm" svg:x="2.026cm" svg:y="5.775cm" presentation:class="outline" presentation:user-transformed="true">
          <draw:text-box>
            <text:p text:style-name="P6"><text:span text:style-name="T7">const fizzBuzz = num =&gt; {</text:span><text:span text:style-name="T7"><text:line-break/></text:span><text:span text:style-name="T7"> <text:s/>for(let i = 1; i &lt;= num; i++) {</text:span><text:span text:style-name="T7"><text:line-break/></text:span><text:span text:style-name="T7"> <text:s text:c="3"/>// check if the number is a multiple of 3 and 5</text:span><text:span text:style-name="T7"><text:line-break/></text:span><text:span text:style-name="T7"> <text:s text:c="3"/>if(i % 3 === 0 &amp;&amp; i % 5 === 0) {</text:span><text:span text:style-name="T7"><text:line-break/></text:span><text:span text:style-name="T7"> <text:s text:c="5"/>console.log('fizzbuzz')</text:span><text:span text:style-name="T7"><text:line-break/></text:span><text:span text:style-name="T7"> <text:s text:c="3"/>} // check if the number is a multiple of 3</text:span><text:span text:style-name="T7"><text:line-break/></text:span><text:span text:style-name="T7"> <text:s text:c="5"/>else if(i % 3 === 0) {</text:span><text:span text:style-name="T7"><text:line-break/></text:span><text:span text:style-name="T7"> <text:s text:c="5"/>console.log('fizz')</text:span><text:span text:style-name="T7"><text:line-break/></text:span><text:span text:style-name="T7"> <text:s text:c="3"/>} // check if the number is a multiple of 5</text:span><text:span text:style-name="T7"><text:line-break/></text:span><text:span text:style-name="T7"> <text:s text:c="5"/>else if(i % 5 === 0) {</text:span><text:span text:style-name="T7"><text:line-break/></text:span><text:span text:style-name="T7"> <text:s text:c="5"/>console.log('buzz')</text:span><text:span text:style-name="T7"><text:line-break/></text:span><text:span text:style-name="T7"> <text:s text:c="3"/>} else {</text:span><text:span text:style-name="T7"><text:line-break/></text:span><text:span text:style-name="T7"> <text:s text:c="5"/>console.log(i)</text:span><text:span text:style-name="T7"><text:line-break/></text:span><text:span text:style-name="T7"> <text:s text:c="3"/>}</text:span><text:span text:style-name="T7"><text:line-break/></text:span><text:span text:style-name="T7"> <text:s/>}</text:span><text:span text:style-name="T7"><text:line-break/></text:span><text:span text:style-name="T7">}</text:span></text:p>
          </draw:text-box>
        </draw:frame>
        <presentation:notes draw:style-name="dp2">
          <draw:page-thumbnail draw:name="Google Shape;149;g5e79cee149_0_134:notes" draw:style-name="gr1" draw:layer="layout" svg:width="16.932cm" svg:height="9.524cm" svg:x="1.059cm" svg:y="1.905cm" draw:page-number="12" presentation:class="page"/>
          <draw:frame draw:name="Google Shape;150;g5e79cee149_0_13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10 - rozgrzewka, ostatnia krew" draw:style-name="dp1" draw:master-page-name="TITLE_5f_AND_5f_BODY" presentation:presentation-page-layout-name="AL2T1">
        <draw:frame draw:name="Google Shape;158;p2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10 - rozgrzewka, ostatnia krew</text:span></text:p>
          </draw:text-box>
        </draw:frame>
        <draw:frame draw:name="Google Shape;159;p25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Napisz funkcję, która sprawdzi, czy dwa podane słowa są anagramem.</text:span></text:p>
            <text:p text:style-name="P10"><text:span text:style-name="T4">Anagram oznacza wyraz, wyrażenie lub całe zdanie powstałe przez przestawienie liter bądź sylab innego wyrazu lub zdania, wykorzystujące wszystkie litery (głoski bądź sylaby) materiału wyjściowego.</text:span></text:p>
            <text:p text:style-name="P9"><text:span text:style-name="T4">Przykład:</text:span><text:span text:style-name="T4"><text:line-break/></text:span><text:span text:style-name="T4">anagram('finder', 'Friend') <text:s/>--&gt; true</text:span></text:p>
          </draw:text-box>
        </draw:frame>
        <presentation:notes draw:style-name="dp2">
          <draw:page-thumbnail draw:name="Google Shape;155;g5e79cee149_0_140:notes" draw:style-name="gr1" draw:layer="layout" svg:width="16.932cm" svg:height="9.524cm" svg:x="1.059cm" svg:y="1.905cm" draw:page-number="13" presentation:class="page"/>
          <draw:frame draw:name="Google Shape;156;g5e79cee149_0_14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10A - serio ostatnia krew" draw:style-name="dp1" draw:master-page-name="TITLE_5f_AND_5f_BODY" presentation:presentation-page-layout-name="AL2T1">
        <draw:frame draw:name="Google Shape;164;p2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10A - serio ostatnia krew</text:span></text:p>
          </draw:text-box>
        </draw:frame>
        <draw:frame draw:name="Google Shape;165;p26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Fibonacci!</text:span><text:span text:style-name="T4"><text:line-break/></text:span><text:span text:style-name="T4">Napisz funkcję, która znajdzie i wypisze na ekranie N-tą cyfrę w ciągu Fibonacciego.</text:span></text:p>
            <text:p text:style-name="P10"><text:span text:style-name="T4">Ciąg Fibonacciego to ciąg liczb, którego kolejny element jest sumą dwóch poprzednich.</text:span><text:span text:style-name="T4"><text:line-break/></text:span><text:span text:style-name="T4">Dziesięć pierwszych liczb w ciągu: 0, 1, 1, 2, 3, 5, 8, 13, 21, 34</text:span></text:p>
            <text:p text:style-name="P10"><text:span text:style-name="T4">Przykład: fibonacci(3) <text:s/>// --&gt; 2</text:span></text:p>
            <text:p text:style-name="P10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161;g5e79cee149_0_164:notes" draw:style-name="gr1" draw:layer="layout" svg:width="16.932cm" svg:height="9.524cm" svg:x="1.059cm" svg:y="1.905cm" draw:page-number="14" presentation:class="page"/>
          <draw:frame draw:name="Google Shape;162;g5e79cee149_0_16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10A - rozwiązanie" draw:style-name="dp1" draw:master-page-name="TITLE_5f_AND_5f_BODY" presentation:presentation-page-layout-name="AL2T1">
        <draw:frame draw:name="Google Shape;170;p2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10A - rozwiązanie</text:span></text:p>
          </draw:text-box>
        </draw:frame>
        <draw:frame draw:name="Google Shape;171;p27" presentation:style-name="pr5" draw:text-style-name="P7" draw:layer="layout" svg:width="21.357cm" svg:height="8.597cm" svg:x="2.026cm" svg:y="5.15cm" presentation:class="outline" presentation:user-transformed="true">
          <draw:text-box>
            <text:p text:style-name="P6"><text:span text:style-name="T7">const fibonacci = num =&gt; {</text:span><text:span text:style-name="T7"><text:line-break/></text:span><text:span text:style-name="T7"> <text:s/>// store the Fibonacci sequence you're going</text:span><text:span text:style-name="T7"><text:line-break/></text:span><text:span text:style-name="T7"> <text:s/>// to generate inside an array and</text:span><text:span text:style-name="T7"><text:line-break/></text:span><text:span text:style-name="T7"> <text:s/>// initialize the array with the first two</text:span><text:span text:style-name="T7"><text:line-break/></text:span><text:span text:style-name="T7"> <text:s/>// numbers of the sequence</text:span><text:span text:style-name="T7"><text:line-break/></text:span><text:span text:style-name="T7"> <text:s/>const result = [0, 1]</text:span><text:span text:style-name="T7"><text:line-break/></text:span><text:span text:style-name="T7"> <text:s/>for(let i = 2; i &lt;= num; i++) {</text:span><text:span text:style-name="T7"><text:line-break/></text:span><text:span text:style-name="T7"> <text:s text:c="3"/>// push the sum of the two numbers</text:span><text:span text:style-name="T7"><text:line-break/></text:span><text:span text:style-name="T7"> <text:s text:c="3"/>// preceding the position of i in the result array</text:span><text:span text:style-name="T7"><text:line-break/></text:span><text:span text:style-name="T7"> <text:s text:c="3"/>// at the end of the result array</text:span><text:span text:style-name="T7"><text:line-break/></text:span><text:span text:style-name="T7"> <text:s text:c="3"/>const prevNum1 = result[i - 1]</text:span><text:span text:style-name="T7"><text:line-break/></text:span><text:span text:style-name="T7"> <text:s text:c="3"/>const prevNum2 = result[i - 2]</text:span><text:span text:style-name="T7"><text:line-break/></text:span><text:span text:style-name="T7"> <text:s text:c="3"/>result.push(prevNum1 + prevNum2)</text:span><text:span text:style-name="T7"><text:line-break/></text:span><text:span text:style-name="T7"> <text:s/>}</text:span><text:span text:style-name="T7"><text:line-break/></text:span><text:span text:style-name="T7"> <text:s/>// return the last value in the result array</text:span><text:span text:style-name="T7"><text:line-break/></text:span><text:span text:style-name="T7"> <text:s/>return result[num]</text:span><text:span text:style-name="T7"><text:line-break/></text:span><text:span text:style-name="T7">}</text:span></text:p>
          </draw:text-box>
        </draw:frame>
        <presentation:notes draw:style-name="dp2">
          <draw:page-thumbnail draw:name="Google Shape;167;g5e79cee149_0_188:notes" draw:style-name="gr1" draw:layer="layout" svg:width="16.932cm" svg:height="9.524cm" svg:x="1.059cm" svg:y="1.905cm" draw:page-number="15" presentation:class="page"/>
          <draw:frame draw:name="Google Shape;168;g5e79cee149_0_18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11 - wzory matematyczne" draw:style-name="dp1" draw:master-page-name="TITLE_5f_AND_5f_BODY" presentation:presentation-page-layout-name="AL2T1">
        <draw:frame draw:name="Google Shape;176;p2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11 - wzory matematyczne</text:span></text:p>
          </draw:text-box>
        </draw:frame>
        <draw:frame draw:name="Google Shape;177;p28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Napisz funkcję, która będzie sprawdzać poprawność zapisu wzoru matematycznego.</text:span></text:p>
            <text:p text:style-name="P10"><text:span text:style-name="T4">Dopuszczalne znaki: ^()[]{}*+=-</text:span><text:span text:style-name="T4"><text:line-break/></text:span><text:span text:style-name="T4">oraz: sqrt(), log(),pow(x,y)</text:span></text:p>
            <text:p text:style-name="P9"><text:span text:style-name="T4">Przykład: 2 * (y^{(x + 2) * 6})</text:span><text:span text:style-name="T4"><text:line-break/></text:span><text:span text:style-name="T4">Wynik: True</text:span></text:p>
          </draw:text-box>
        </draw:frame>
        <presentation:notes draw:style-name="dp2">
          <draw:page-thumbnail draw:name="Google Shape;173;g5e79cee149_0_154:notes" draw:style-name="gr1" draw:layer="layout" svg:width="16.932cm" svg:height="9.524cm" svg:x="1.059cm" svg:y="1.905cm" draw:page-number="16" presentation:class="page"/>
          <draw:frame draw:name="Google Shape;174;g5e79cee149_0_15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12" draw:style-name="dp1" draw:master-page-name="TITLE_5f_AND_5f_BODY" presentation:presentation-page-layout-name="AL2T1">
        <draw:frame draw:name="Google Shape;182;p2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12</text:span></text:p>
          </draw:text-box>
        </draw:frame>
        <draw:frame draw:name="Google Shape;183;p29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Napisz aplikację pokazującą informacje o ruchu Międzynarodowej Stacji Kosmicznej (ISS)</text:span></text:p>
            <text:list text:style-name="L5">
              <text:list-item>
                <text:p text:style-name="P10"><text:span text:style-name="T4">Wykorzystaj dane udostępniane przez API</text:span><text:span text:style-name="T4"><text:line-break/></text:span><text:span text:style-name="T8"><text:a xlink:href="http://open-notify.org/Open-Notify-API/ISS-Location-Now/" xlink:type="simple">http://open-notify.org/Open-Notify-API/ISS-Location-Now/</text:a></text:span></text:p>
              </text:list-item>
              <text:list-item>
                <text:p text:style-name="P8"><text:span text:style-name="T4">Przedstaw użytkownikowi następujące dane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prędkość ISS na podstawie dwóch odczytów,</text:span></text:p>
                  </text:list-item>
                  <text:list-item>
                    <text:p text:style-name="P8"><text:span text:style-name="T9">droga przebyta przez ISS od początku zapisanych odczytów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name="Google Shape;179;g5e79cee149_0_147:notes" draw:style-name="gr1" draw:layer="layout" svg:width="16.932cm" svg:height="9.524cm" svg:x="1.059cm" svg:y="1.905cm" draw:page-number="17" presentation:class="page"/>
          <draw:frame draw:name="Google Shape;180;g5e79cee149_0_14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nie 13" draw:style-name="dp1" draw:master-page-name="TITLE_5f_AND_5f_BODY" presentation:presentation-page-layout-name="AL2T1">
        <draw:frame draw:name="Google Shape;188;p3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Zadanie 13</text:span></text:p>
          </draw:text-box>
        </draw:frame>
        <draw:frame draw:name="Google Shape;189;p30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6"><text:span text:style-name="T4">Stwórz stronę internetową wyświetlającą listę filmów z podstawowymi informacjami: tytułem, rokiem produkcji, gatunkiem, streszczeniem oraz informacją czy film został obejrzany przez użytkownika.</text:span></text:p>
          </draw:text-box>
        </draw:frame>
        <presentation:notes draw:style-name="dp2">
          <draw:page-thumbnail draw:name="Google Shape;185;g5e79cee149_0_159:notes" draw:style-name="gr1" draw:layer="layout" svg:width="16.932cm" svg:height="9.524cm" svg:x="1.059cm" svg:y="1.905cm" draw:page-number="18" presentation:class="page"/>
          <draw:frame draw:name="Google Shape;186;g5e79cee149_0_15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dzie szukać zadań?" draw:style-name="dp1" draw:master-page-name="TITLE_5f_AND_5f_BODY" presentation:presentation-page-layout-name="AL2T1">
        <draw:frame draw:name="Google Shape;194;p3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dzie szukać zadań?</text:span></text:p>
          </draw:text-box>
        </draw:frame>
        <draw:frame draw:name="Google Shape;195;p31" presentation:style-name="pr5" draw:text-style-name="P7" draw:layer="layout" svg:width="21.357cm" svg:height="7.503cm" svg:x="2.026cm" svg:y="5.775cm" presentation:class="outline" presentation:user-transformed="true">
          <draw:text-box>
            <text:list text:style-name="L5">
              <text:list-item>
                <text:p text:style-name="P11"><text:span text:style-name="T8"><text:a xlink:href="https://www.coderbyte.com/" xlink:type="simple">https://www.coderbyte.com/</text:a></text:span></text:p>
              </text:list-item>
              <text:list-item>
                <text:p text:style-name="P11"><text:span text:style-name="T8"><text:a xlink:href="https://www.codewars.com/" xlink:type="simple">https://www.codewars.com/</text:a></text:span></text:p>
              </text:list-item>
              <text:list-item>
                <text:p text:style-name="P11"><text:span text:style-name="T8"><text:a xlink:href="https://codefights.com/" xlink:type="simple">https://codefights.com/</text:a></text:span></text:p>
              </text:list-item>
              <text:list-item>
                <text:p text:style-name="P11"><text:span text:style-name="T8"><text:a xlink:href="https://www.codingame.com/start" xlink:type="simple">https://www.codingame.com/start</text:a></text:span></text:p>
              </text:list-item>
              <text:list-item>
                <text:p text:style-name="P11"><text:span text:style-name="T8"><text:a xlink:href="https://www.topcoder.com/challenges/" xlink:type="simple">https://www.topcoder.com/challenges/</text:a></text:span></text:p>
              </text:list-item>
              <text:list-item>
                <text:p text:style-name="P11"><text:span text:style-name="T8"><text:a xlink:href="https://www.hackerrank.com/" xlink:type="simple">https://www.hackerrank.com/</text:a></text:span></text:p>
              </text:list-item>
              <text:list-item>
                <text:p text:style-name="P11"><text:span text:style-name="T8"><text:a xlink:href="https://leetcode.com/" xlink:type="simple">https://leetcode.com/</text:a></text:span></text:p>
              </text:list-item>
              <text:list-item>
                <text:p text:style-name="P11"><text:span text:style-name="T8"><text:a xlink:href="https://www.codechef.com/" xlink:type="simple">https://www.codechef.com/</text:a></text:span></text:p>
              </text:list-item>
              <text:list-item>
                <text:p text:style-name="P11"><text:span text:style-name="T8"><text:a xlink:href="https://www.geeksforgeeks.org/" xlink:type="simple">https://www.geeksforgeeks.org/</text:a></text:span></text:p>
              </text:list-item>
              <text:list-item>
                <text:p text:style-name="P11"><text:span text:style-name="T8"><text:a xlink:href="http://codeforces.com/" xlink:type="simple">http://codeforces.com/</text:a></text:span></text:p>
              </text:list-item>
            </text:list>
          </draw:text-box>
        </draw:frame>
        <presentation:notes draw:style-name="dp2">
          <draw:page-thumbnail draw:name="Google Shape;191;g5e79cee149_0_173:notes" draw:style-name="gr1" draw:layer="layout" svg:width="16.932cm" svg:height="9.524cm" svg:x="1.059cm" svg:y="1.905cm" draw:page-number="19" presentation:class="page"/>
          <draw:frame draw:name="Google Shape;192;g5e79cee149_0_17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